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">
      <style:text-properties officeooo:rsid="000cd41d" officeooo:paragraph-rsid="000cd41d"/>
    </style:style>
    <style:style style:name="P2" style:family="paragraph" style:parent-style-name="Text_20_body">
      <style:text-properties officeooo:rsid="000cd41d" officeooo:paragraph-rsid="000cd41d"/>
    </style:style>
    <style:style style:name="P3" style:family="paragraph" style:parent-style-name="Standard">
      <style:text-properties officeooo:rsid="000942e5" officeooo:paragraph-rsid="000942e5"/>
    </style:style>
    <style:style style:name="P4" style:family="paragraph" style:parent-style-name="Standard">
      <style:text-properties officeooo:rsid="00097260" officeooo:paragraph-rsid="00097260"/>
    </style:style>
    <style:style style:name="P5" style:family="paragraph" style:parent-style-name="Standard" style:list-style-name="L2">
      <style:text-properties officeooo:rsid="00097260" officeooo:paragraph-rsid="00097260"/>
    </style:style>
    <style:style style:name="P6" style:family="paragraph" style:parent-style-name="Standard" style:list-style-name="L2">
      <style:text-properties officeooo:paragraph-rsid="00097260"/>
    </style:style>
    <style:style style:name="P7" style:family="paragraph" style:parent-style-name="Standard">
      <style:text-properties fo:font-weight="bold" officeooo:rsid="000942e5" officeooo:paragraph-rsid="000942e5" style:font-weight-asian="bold" style:font-weight-complex="bold"/>
    </style:style>
    <style:style style:name="P8" style:family="paragraph" style:parent-style-name="Standard">
      <style:text-properties fo:font-weight="bold" officeooo:rsid="000cd41d" officeooo:paragraph-rsid="000cd41d" style:font-weight-asian="bold" style:font-weight-complex="bold"/>
    </style:style>
    <style:style style:name="P9" style:family="paragraph" style:parent-style-name="Standard">
      <style:text-properties officeooo:rsid="000a6f1e" officeooo:paragraph-rsid="000a6f1e"/>
    </style:style>
    <style:style style:name="P10" style:family="paragraph" style:parent-style-name="Standard" style:list-style-name="L2">
      <style:text-properties officeooo:rsid="000a6f1e" officeooo:paragraph-rsid="000a6f1e"/>
    </style:style>
    <style:style style:name="T1" style:family="text">
      <style:text-properties officeooo:rsid="000972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15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pacitación escuelas del futuro</text:p>
      <text:p text:style-name="P3"/>
      <text:p text:style-name="P1">Introducción</text:p>
      <text:p text:style-name="P2">El objetivo de este curso introductorio, es poder entender el funcionamiento de sensores analogicos/digitales para poder usarlos en un sistema de automatización y adquisición de datos (data-logger) mediante scripts de lenguaje PYTHON.</text:p>
      <text:p text:style-name="P2"/>
      <text:p text:style-name="P7">objetivos generales:</text:p>
      <text:p text:style-name="P3"/>
      <text:p text:style-name="P4">entender los conceptos básicos de un algoritmo y como aplicarlo en un sistema de automatización robótica.</text:p>
      <text:p text:style-name="P4"/>
      <text:p text:style-name="P4"/>
      <text:p text:style-name="P4"><text:span text:style-name="T2">Objetivos específicos:</text:span> <text:s/></text:p>
      <text:p text:style-name="P4"/>
      <text:list xml:id="list1937203184046605370" text:style-name="L2">
        <text:list-item>
          <text:p text:style-name="P5">Micro controladores (ARDUINO).</text:p>
        </text:list-item>
        <text:list-item>
          <text:p text:style-name="P6"><text:span text:style-name="T1">Sensores (analógicos y digitales).</text:span></text:p>
        </text:list-item>
        <text:list-item>
          <text:p text:style-name="P6"><text:span text:style-name="T1">Actuadores.</text:span></text:p>
        </text:list-item>
        <text:list-item>
          <text:p text:style-name="P5">Lenguaje PYTHON.</text:p>
        </text:list-item>
        <text:list-item>
          <text:p text:style-name="P10">Huayra LINUX.</text:p>
        </text:list-item>
        <text:list-item>
          <text:p text:style-name="P5">Transferencia de datos a través del puerto USB usando el protocolo USB-CDC (emulardor del protocolo RS232).</text:p>
        </text:list-item>
      </text:list>
      <text:p text:style-name="P4"/>
      <text:p text:style-name="P8">Duración</text:p>
      <text:p text:style-name="P8"/>
      <text:p text:style-name="P9">La clase de capacitación tendrá una duración de 2 horas reloj <text:s/>donde trabajaremos principalmente en el uso de python para obtener datos del puerto analógico de una placa ARDUINO UNO, <text:span text:style-name="T3">y poder trabajar sobre un actuador <text:s/>que puede ser un RELE o una luz (Led).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4:14:16.114512597</meta:creation-date>
    <dc:date>2017-06-25T15:40:41.154415904</dc:date>
    <meta:editing-duration>PT45M43S</meta:editing-duration>
    <meta:editing-cycles>1</meta:editing-cycles>
    <meta:document-statistic meta:table-count="0" meta:image-count="0" meta:object-count="0" meta:page-count="1" meta:paragraph-count="14" meta:word-count="137" meta:character-count="909" meta:non-whitespace-character-count="788"/>
    <meta:generator>LibreOffice/5.2.7.2$Linux_X86_64 LibreOffice_project/20$Build-2</meta:generator>
  </office:meta>
</office:document-meta>
</file>